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60"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5"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6"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7"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9"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70"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71"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72"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73"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6"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7"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8"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9"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80"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281"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12"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16"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7"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8"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9"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20"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21"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22"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23"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24" style:family="paragraph" style:parent-style-name="Standard">
      <style:text-properties style:use-window-font-color="true" style:font-name="Lucida Console" fo:font-size="9pt" fo:background-color="#ffffff" style:font-size-asian="9pt"/>
    </style:style>
    <style:style style:name="P325"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26"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27"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8"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9"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30"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31"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32" style:family="paragraph" style:parent-style-name="Standard">
      <style:text-properties officeooo:paragraph-rsid="0175387c"/>
    </style:style>
    <style:style style:name="P333" style:family="paragraph" style:parent-style-name="Preformatted_20_Text">
      <style:text-properties style:text-underline-style="none" officeooo:rsid="001fb49d" officeooo:paragraph-rsid="001fb49d"/>
    </style:style>
    <style:style style:name="P334" style:family="paragraph" style:parent-style-name="Preformatted_20_Text">
      <style:paragraph-properties fo:margin-top="0cm" fo:margin-bottom="0.499cm" loext:contextual-spacing="false"/>
    </style:style>
    <style:style style:name="P33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3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37" style:family="paragraph" style:parent-style-name="Horizontal_20_Line">
      <style:text-properties style:text-underline-style="none" fo:font-weight="normal" officeooo:rsid="004d839f" style:font-weight-asian="normal" style:font-weight-complex="normal"/>
    </style:style>
    <style:style style:name="P338" style:family="paragraph" style:parent-style-name="Text_20_body">
      <style:text-properties officeooo:rsid="00ee1ab9" officeooo:paragraph-rsid="00ee1ab9"/>
    </style:style>
    <style:style style:name="P339" style:family="paragraph" style:parent-style-name="Standard" style:list-style-name="L1">
      <style:text-properties officeooo:rsid="001c6c16" officeooo:paragraph-rsid="001c6c16"/>
    </style:style>
    <style:style style:name="P340" style:family="paragraph" style:parent-style-name="Standard" style:list-style-name="L2">
      <style:text-properties style:text-underline-style="none" officeooo:rsid="0031da69" officeooo:paragraph-rsid="0031da69"/>
    </style:style>
    <style:style style:name="P34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4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4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4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4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46"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47"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9"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50"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51"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52"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353"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354"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355"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356"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357"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358"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359"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360"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361"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362"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363"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364"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365"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366"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367"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368"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369"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370"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371" style:family="paragraph" style:parent-style-name="Standard">
      <style:text-properties fo:font-size="10pt" style:text-underline-style="none" fo:font-weight="bold" officeooo:rsid="01ba308d" officeooo:paragraph-rsid="01b68c2f" style:font-size-asian="10pt" style:font-weight-asian="bold" style:font-size-complex="10pt" style:font-weight-complex="bold"/>
    </style:style>
    <style:style style:name="P372"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73"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74"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375"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76"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T172"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36"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1875811735" text:style-name="L1">
        <text:list-item>
          <text:p text:style-name="P339">System memory management</text:p>
        </text:list-item>
        <text:list-item>
          <text:p text:style-name="P339">Software program management</text:p>
        </text:list-item>
        <text:list-item>
          <text:p text:style-name="P339">Hardware management</text:p>
        </text:list-item>
        <text:list-item>
          <text:p text:style-name="P339">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221242369" text:style-name="L2">
        <text:list-item>
          <text:p text:style-name="P340">Level 1: <text:span text:style-name="T3">Single user mode</text:span>. Only basic system processes are started with only one console terminal. For emergencies when all is broken.</text:p>
        </text:list-item>
        <text:list-item>
          <text:p text:style-name="P340">Level 3: the standard init run level. Most of the application software is started.</text:p>
        </text:list-item>
        <text:list-item text:start-value="1">
          <text:p text:style-name="P340">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3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34"><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508492250" text:style-name="L3">
        <text:list-item>
          <text:p text:style-name="P341"><text:span text:style-name="T53">Can be any text string u</text:span>p to 20 <text:span text:style-name="T53">letters, digits or an underscore character.</text:span></text:p>
        </text:list-item>
        <text:list-item>
          <text:p text:style-name="P342">Variables are <text:span text:style-name="T3">case sensitive</text:span><text:span text:style-name="T55"> <text:s text:c="4"/></text:span><text:span text:style-name="T56">var1 </text:span><text:span text:style-name="T57">≠ </text:span><text:span text:style-name="T56">Var1</text:span></text:p>
        </text:list-item>
        <text:list-item>
          <text:p text:style-name="P342">Values are assigned using an equal sign, <text:span text:style-name="T3">with no spaces</text:span> <text:s text:c="4"/><text:span text:style-name="T54">var1=10</text:span></text:p>
        </text:list-item>
        <text:list-item>
          <text:p text:style-name="P343">The shell script automatically determines the data type</text:p>
        </text:list-item>
        <text:list-item>
          <text:p text:style-name="P343">Variables defined withing the shell script maintain their values until the script is completed.</text:p>
        </text:list-item>
        <text:list-item>
          <text:p text:style-name="P344">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37"/>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3614941542" text:style-name="L4">
        <text:list-header>
          <text:p text:style-name="P345"/>
        </text:list-header>
        <text:list-item>
          <text:p text:style-name="P345">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08"><text:tab/></text:p>
      <text:list xml:id="list152646808254020" text:continue-numbering="true" text:style-name="L4">
        <text:list-item>
          <text:p text:style-name="P345">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60">*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75">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38">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289">testuser=NoSuchUser</text:p>
      <text:p text:style-name="P289">#</text:p>
      <text:p text:style-name="P289"><text:span text:style-name="T9">if </text:span>grep $testuser /etc/passwd <text:s/>→<text:span text:style-name="T125"> will return non-zero exit status code</text:span></text:p>
      <text:p text:style-name="P315">then <text:s/>→<text:span text:style-name="T125"> <text:s text:c="10"/>won’t run the THEN commands and will go to ELSE</text:span></text:p>
      <text:p text:style-name="P289">echo "The bash files for user $testuser are:"</text:p>
      <text:p text:style-name="P289">ls -a /home/$testuser/.b*</text:p>
      <text:p text:style-name="P289">echo</text:p>
      <text:p text:style-name="P315">else <text:s/>→<text:span text:style-name="T125"> will execute the commands in else.</text:span></text:p>
      <text:p text:style-name="P289">echo "The user $testuser does not exist on this system."</text:p>
      <text:p text:style-name="P289">echo</text:p>
      <text:p text:style-name="P289">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9">testuser=NoSuchUser</text:p>
      <text:p text:style-name="P289">#</text:p>
      <text:p text:style-name="P289"><text:span text:style-name="T9">if </text:span>grep $testuser /etc/passwd</text:p>
      <text:p text:style-name="P315">then</text:p>
      <text:p text:style-name="P289">echo "The user $testuser exists on this system."</text:p>
      <text:p text:style-name="P289">#</text:p>
      <text:p text:style-name="P289"><text:span text:style-name="T9">elif </text:span>ls -d /home/$testuser</text:p>
      <text:p text:style-name="P289">then</text:p>
      <text:p text:style-name="P289">echo "The user $testuser does not exist on this system."</text:p>
      <text:p text:style-name="P289">echo "However, $testuser has a directory."</text:p>
      <text:p text:style-name="P289">#</text:p>
      <text:p text:style-name="P315">fi</text:p>
      <text:p text:style-name="P71"/>
      <text:p text:style-name="P71"/>
      <text:p text:style-name="P71"/>
      <text:p text:style-name="Horizontal_20_Line"/>
      <text:p text:style-name="Horizontal_20_Line"/>
      <text:p text:style-name="P185">* Linux Academy </text:p>
      <text:h text:style-name="P33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73">* See the directories on my path:</text:p>
      <text:p text:style-name="P127">env |grep $PATH</text:p>
      <text:p text:style-name="P75"/>
      <text:p text:style-name="P75"/>
      <text:p text:style-name="P274">* <text:span text:style-name="T97">Command substitution:</text:span></text:p>
      <text:p text:style-name="P75"/>
      <text:list xml:id="list787279507" text:style-name="L5">
        <text:list-item>
          <text:p text:style-name="P346">Use back `comand` <text:s/>,like: TODAYSDATE=`date`</text:p>
        </text:list-item>
        <text:list-item>
          <text:p text:style-name="P346">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281">alias TODAY="date"</text:p>
      <text:p text:style-name="P281">alias UFILES="find /home/joaquim/Documents/ -user joaquim"</text:p>
      <text:p text:style-name="P281"/>
      <text:p text:style-name="P281">TODAYSDATE=`date`</text:p>
      <text:p text:style-name="P281">USERFILES=`find /home/joaquim/Documents/ -user joaquim`</text:p>
      <text:p text:style-name="P281"/>
      <text:p text:style-name="P281">echo "Today's D<text:span text:style-name="T112">a</text:span>te: $TODAYSDATE"</text:p>
      <text:p text:style-name="P281">echo "All files Owned by User: $USERFILES"</text:p>
      <text:p text:style-name="P281"/>
      <text:p text:style-name="P281">A=`TODAY`</text:p>
      <text:p text:style-name="P281">B=`UFILES``</text:p>
      <text:p text:style-name="P281">echo "With Alias, TODAY is: $A</text:p>
      <text:p text:style-name="P281">echo "With Alias, UFILES is: $B</text:p>
      <text:p text:style-name="P281"/>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768039091" text:style-name="L6">
        <text:list-item>
          <text:p text:style-name="P347">Create the variable: <text:s text:c="9"/>MYVAR=4</text:p>
        </text:list-item>
        <text:list-item>
          <text:p text:style-name="P347">Declare it as an in<text:span text:style-name="T115">t</text:span>eger: <text:s/>declare -i MYVAR</text:p>
        </text:list-item>
        <text:list-item>
          <text:p text:style-name="P347">Check it: <text:s/>declare -p MYVAR</text:p>
          <text:p text:style-name="P347"><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82">SERVERLIST=("tc-app1" "tc-app2" "tc-app3" "tc-app4")</text:p>
      <text:p text:style-name="P282">#echo ${SERVERLIST[*]}</text:p>
      <text:p text:style-name="P282">COUNT=0</text:p>
      <text:p text:style-name="P282"/>
      <text:p text:style-name="P282">for INDEX in ${SERVERLIST[@]}; do</text:p>
      <text:p text:style-name="P282"/>
      <text:p text:style-name="P282"><text:s text:c="2"/>echo "Processing Server: ${SERVERLIST[COUNT]}"</text:p>
      <text:p text:style-name="P282"/>
      <text:p text:style-name="P282"><text:s text:c="2"/>COUNT="`expr $COUNT + 1`"</text:p>
      <text:p text:style-name="P282"/>
      <text:p text:style-name="P282">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83"/>
      <text:p text:style-name="P283">#!/bin/bash</text:p>
      <text:p text:style-name="P283"># simple if script for guessing a number</text:p>
      <text:p text:style-name="P283"/>
      <text:p text:style-name="P283">clear</text:p>
      <text:p text:style-name="P283">echo "Guess the secret number"</text:p>
      <text:p text:style-name="P283">echo "======================="</text:p>
      <text:p text:style-name="P283">echo ""</text:p>
      <text:p text:style-name="P283">echo "Enter a Number between 1 and 5"</text:p>
      <text:p text:style-name="P283">read GUESS</text:p>
      <text:p text:style-name="P283"/>
      <text:p text:style-name="P283">if [ $GUESS -eq <text:span text:style-name="T9">3</text:span> ]</text:p>
      <text:p text:style-name="P283"><text:s text:c="8"/>then</text:p>
      <text:p text:style-name="P283"><text:s text:c="16"/>echo "You guessed the correct number"</text:p>
      <text:p text:style-name="P283">fi</text:p>
      <text:p text:style-name="P283"/>
      <text:p text:style-name="P283"/>
      <text:p text:style-name="P283"/>
      <text:p text:style-name="P283"/>
      <text:p text:style-name="P283"/>
      <text:p text:style-name="P283"/>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283">#!/bin/bash</text:p>
      <text:p text:style-name="P283"># test mutiple expressions in single if statement</text:p>
      <text:p text:style-name="P283"/>
      <text:p text:style-name="P283">FILENAME=$1</text:p>
      <text:p text:style-name="P283"><text:soft-page-break/></text:p>
      <text:p text:style-name="P283">echo "Testing for file $FILENAME and readability"</text:p>
      <text:p text:style-name="P283"/>
      <text:p text:style-name="P283"><text:span text:style-name="T9">if </text:span>[ <text:span text:style-name="T9">-f </text:span>$FILENAME ] &amp;&amp; [ <text:span text:style-name="T9">-r</text:span> $FILENAME ] <text:s text:c="2"/>→<text:span text:style-name="T118"> if the file exists AND is readable, show me the echo.</text:span></text:p>
      <text:p text:style-name="P283"><text:s text:c="8"/><text:span text:style-name="T9">then</text:span></text:p>
      <text:p text:style-name="P283"><text:s text:c="16"/>echo "File $FILENAME exists AND is readable"</text:p>
      <text:p text:style-name="P283"/>
      <text:p text:style-name="P283">fi</text:p>
      <text:p text:style-name="P283"/>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284"># Simple example of if then else and nested if statements</text:p>
      <text:p text:style-name="P284"/>
      <text:p text:style-name="P284">echo "Enter a number between 1 and 3"</text:p>
      <text:p text:style-name="P284"><text:span text:style-name="T9">read</text:span> VALUE</text:p>
      <text:p text:style-name="P284"/>
      <text:p text:style-name="P284"><text:span text:style-name="T9">if </text:span>[ "$VALUE" -eq "1" ] 2&gt;/dev/null || [ "$VALUE" -eq "2" ] 2&gt;/dev/null || [ "$VALUE" -eq "3" ] 2&gt;/dev/null; then</text:p>
      <text:p text:style-name="P284"><text:s text:c="8"/>echo ""</text:p>
      <text:p text:style-name="P284"><text:s text:c="8"/>echo "You entered $VALUE"</text:p>
      <text:p text:style-name="P312">else</text:p>
      <text:p text:style-name="P284"><text:s text:c="8"/>echo ""</text:p>
      <text:p text:style-name="P284"><text:s text:c="8"/>echo "You didn't follow directions!"</text:p>
      <text:p text:style-name="P312">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501099721" text:style-name="L7">
        <text:list-item>
          <text:p text:style-name="P348">If the value is 1 show me this message redirecting the error to dev/null</text:p>
        </text:list-item>
        <text:list-item>
          <text:p text:style-name="P348">If the value is 2 show me this other message and 2&gt;/dev/null</text:p>
        </text:list-item>
        <text:list-item>
          <text:p text:style-name="P348">If it’s 3 show this other message and 2&gt;/dev/null</text:p>
        </text:list-item>
        <text:list-item>
          <text:p text:style-name="P348">If not show this message</text:p>
        </text:list-item>
      </text:list>
      <text:p text:style-name="P167"/>
      <text:p text:style-name="P283"><text:soft-page-break/>echo "Enter a number between 1 and 3:"</text:p>
      <text:p text:style-name="P283">read VALUE</text:p>
      <text:p text:style-name="P283"/>
      <text:p text:style-name="P283"><text:span text:style-name="T9">if </text:span>[ "$VALUE" -eq "1" ] 2&gt;/dev/null; then</text:p>
      <text:p text:style-name="P283"><text:s text:c="8"/>echo ""</text:p>
      <text:p text:style-name="P283"><text:s text:c="8"/>echo "You entered 1"</text:p>
      <text:p text:style-name="P283"><text:span text:style-name="T9">elif </text:span>[ "$VALUE" -eq "2" ] 2&gt;/dev/null; then</text:p>
      <text:p text:style-name="P283"><text:s text:c="8"/>echo ""</text:p>
      <text:p text:style-name="P283"><text:s text:c="8"/>echo "You entered 2"</text:p>
      <text:p text:style-name="P283"><text:span text:style-name="T9">elif </text:span>[ "$VALUE" -eq "3" ] 2&gt;/dev/null; then</text:p>
      <text:p text:style-name="P283"><text:s text:c="8"/>echo ""</text:p>
      <text:p text:style-name="P283"><text:s text:c="8"/>echo "You entered 3"</text:p>
      <text:p text:style-name="P313">else</text:p>
      <text:p text:style-name="P283"><text:s text:c="8"/>echo""</text:p>
      <text:p text:style-name="P283"><text:s text:c="8"/>echo "You didn't followed directions"</text:p>
      <text:p text:style-name="P283"/>
      <text:p text:style-name="P313">fi</text:p>
      <text:p text:style-name="P283"/>
      <text:p text:style-name="P283"/>
      <text:p text:style-name="P197">For Loop:</text:p>
      <text:p text:style-name="P286"/>
      <text:p text:style-name="P261">The below script does:</text:p>
      <text:list xml:id="list3591557662" text:style-name="L8">
        <text:list-item>
          <text:p text:style-name="P349">Command substitution searching for all .sh files on my current folder</text:p>
        </text:list-item>
        <text:list-item>
          <text:p text:style-name="P349">For every file inside shellscript do:</text:p>
        </text:list-item>
        <text:list-item>
          <text:p text:style-name="P349">A cat (of every file)</text:p>
        </text:list-item>
        <text:list-item>
          <text:p text:style-name="P349">And display it with echo (every file will be displayed on the screen)</text:p>
        </text:list-item>
      </text:list>
      <text:p text:style-name="P285"/>
      <text:p text:style-name="P285">#!/bin/bash</text:p>
      <text:p text:style-name="P285"># demo of the for loop</text:p>
      <text:p text:style-name="P285"/>
      <text:p text:style-name="P285">echo "List all the shell script contents of the directory"</text:p>
      <text:p text:style-name="P285"/>
      <text:p text:style-name="P285"><text:span text:style-name="T121">SHELLSCRIPTS</text:span>=`ls *.sh`</text:p>
      <text:p text:style-name="P285"/>
      <text:p text:style-name="P285">for SCRIPT in "$SHELLSCRIPTS"; do</text:p>
      <text:p text:style-name="P285"><text:s text:c="8"/>DISPLAY="`cat $SCRIPT`"</text:p>
      <text:p text:style-name="P285"><text:s text:c="8"/>echo "File: $SCRIPT - Contents $DISPLAY"</text:p>
      <text:p text:style-name="P285">done</text:p>
      <text:p text:style-name="P285"/>
      <text:p text:style-name="P285"/>
      <text:p text:style-name="P285"/>
      <text:p text:style-name="P285"/>
      <text:p text:style-name="P285"/>
      <text:p text:style-name="P285"/>
      <text:p text:style-name="P285"/>
      <text:p text:style-name="P198">Case Statement: <text:span text:style-name="T46">(conditional)</text:span></text:p>
      <text:p text:style-name="P210"/>
      <text:p text:style-name="P210">asdfasd</text:p>
      <text:p text:style-name="P210"/>
      <text:p text:style-name="P287">echo "MAIN MENU"</text:p>
      <text:p text:style-name="P287">echo "========="</text:p>
      <text:p text:style-name="P287">echo "1) Choice One"</text:p>
      <text:p text:style-name="P287">echo "2) Choice Two"</text:p>
      <text:p text:style-name="P287">echo "3) Choice Three"</text:p>
      <text:p text:style-name="P287">echo ""</text:p>
      <text:p text:style-name="P287">echo "Enter Choice"</text:p>
      <text:p text:style-name="P287"><text:soft-page-break/>read MENUCHOICE</text:p>
      <text:p text:style-name="P287"/>
      <text:p text:style-name="P287"><text:span text:style-name="T9">case </text:span>$MENUCHOICE in</text:p>
      <text:p text:style-name="P287"><text:s text:c="8"/>1)</text:p>
      <text:p text:style-name="P287"><text:s text:c="16"/>echo "Congratulations for choosing the first option";;</text:p>
      <text:p text:style-name="P287"><text:s text:c="8"/>2)</text:p>
      <text:p text:style-name="P287"><text:s text:c="16"/>echo "Choice 2 Chosen"<text:span text:style-name="T9">;; <text:s text:c="3"/>→</text:span><text:span text:style-name="T17"> two semicolons to tell case that this is the end of this option</text:span></text:p>
      <text:p text:style-name="P287"><text:s text:c="8"/>3)</text:p>
      <text:p text:style-name="P287"><text:s text:c="16"/>echo "Last Choise made";;</text:p>
      <text:p text:style-name="P287"><text:s text:c="8"/>*)</text:p>
      <text:p text:style-name="P287"><text:s text:c="16"/>echo "You chose unwisely";;</text:p>
      <text:p text:style-name="P314">esac</text:p>
      <text:p text:style-name="P287"/>
      <text:p text:style-name="P287"/>
      <text:p text:style-name="P287">MAIN MENU</text:p>
      <text:p text:style-name="P287">=========</text:p>
      <text:p text:style-name="P287">1) Choice One</text:p>
      <text:p text:style-name="P287">2) Choice Two</text:p>
      <text:p text:style-name="P287">3) Choice Three</text:p>
      <text:p text:style-name="P287"/>
      <text:p text:style-name="P287">Enter Choice</text:p>
      <text:p text:style-name="P287">asdfasdfasdf</text:p>
      <text:p text:style-name="P287">You chose unwisely</text:p>
      <text:p text:style-name="P287"/>
      <text:p text:style-name="P287"/>
      <text:p text:style-name="P199">While loop: <text:span text:style-name="T47">(conditional)</text:span></text:p>
      <text:p text:style-name="P211"/>
      <text:p text:style-name="P212">Display “Hello World” while <text:span text:style-name="T9">COUNT</text:span> is less than <text:span text:style-name="T9">DISPLAYNUMBER</text:span></text:p>
      <text:p text:style-name="P211"/>
      <text:p text:style-name="P288">echo "Enter number of times to display the hello world message"</text:p>
      <text:p text:style-name="P288">read <text:span text:style-name="T9">DISPLAYNUMBER</text:span></text:p>
      <text:p text:style-name="P288"/>
      <text:p text:style-name="P288"><text:span text:style-name="T9">COUNT</text:span>=1 # Normally i , x or other letter is used here, this is only a variable to say from which number we are starting</text:p>
      <text:p text:style-name="P288"># If you add 0 you will fall in an infinite loop</text:p>
      <text:p text:style-name="P288"/>
      <text:p text:style-name="P288"><text:span text:style-name="T9">while</text:span> [ $COUNT -le $DISPLAYNUMBER ]</text:p>
      <text:p text:style-name="P288"><text:s text:c="6"/><text:span text:style-name="T9"><text:s text:c="2"/>do</text:span></text:p>
      <text:p text:style-name="P288"><text:s text:c="16"/>echo "Hello World - $COUNT"</text:p>
      <text:p text:style-name="P288"><text:s text:c="16"/>COUNT="`expr $COUNT + 1`"</text:p>
      <text:p text:style-name="P288"><text:s text:c="8"/><text:span text:style-name="T9">done</text:span></text:p>
      <text:p text:style-name="P211"/>
      <text:p text:style-name="P211"/>
      <text:p text:style-name="P288">Enter number of times to display the hello world message</text:p>
      <text:p text:style-name="P288">5</text:p>
      <text:p text:style-name="P288">Hello World - 1</text:p>
      <text:p text:style-name="P288">Hello World - 2</text:p>
      <text:p text:style-name="P288">Hello World - 3</text:p>
      <text:p text:style-name="P288">Hello World - 4</text:p>
      <text:p text:style-name="P288">Hello World – 5</text:p>
      <text:p text:style-name="P288"/>
      <text:p text:style-name="P288"/>
      <text:p text:style-name="P288"/>
      <text:p text:style-name="P288"/>
      <text:p text:style-name="P288"/>
      <text:p text:style-name="P207"><text:span text:style-name="T9">Execution Operators (&amp;&amp; and ||) </text:span><text:span text:style-name="T126">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7">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62">Example: execops.sh </text:p>
      <text:p text:style-name="P215">Type a number and will tell you if is odd (only 1,3 or 5)</text:p>
      <text:p text:style-name="P215"/>
      <text:p text:style-name="P290">echo "Enter a number between 1 and 5"</text:p>
      <text:p text:style-name="P290">read VALUE</text:p>
      <text:p text:style-name="P290"/>
      <text:p text:style-name="P290">if [ "$VALUE" -eq "1" ] || [ "$VALUE" -eq "3" ] || [ "$VALUE" -eq "3" ]; then</text:p>
      <text:p text:style-name="P290"><text:s text:c="8"/>echo "You entered the ODD value of $VALUE"</text:p>
      <text:p text:style-name="P290">else</text:p>
      <text:p text:style-name="P290"><text:s text:c="8"/>echo "You entered a value of $VALUE"</text:p>
      <text:p text:style-name="P290">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90">echo "Enter filename to read"</text:p>
      <text:p text:style-name="P290">read FILE</text:p>
      <text:p text:style-name="P290"/>
      <text:p text:style-name="P290">while read<text:span text:style-name="T9"> -r</text:span> SUPERHERO; do <text:s text:c="3"/>→<text:span text:style-name="T128"> -r asks to read a line </text:span></text:p>
      <text:p text:style-name="P290"><text:s text:c="8"/>echo "Superhero Name: $SUPERHERO"</text:p>
      <text:p text:style-name="P290">done &lt; "$FIL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02"><text:soft-page-break/>Standard File descriptors:</text:p>
      <text:p text:style-name="P291"/>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9">n</text:span>put into the while loop: <text:s text:c="2"/>done &lt;&amp;5</text:p>
      <text:p text:style-name="P218"># <text:s text:c="6"/>Echo the date inside the file and close the sc<text:span text:style-name="T130">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3">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43">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6">If you type: <text:s/></text:span><text:span text:style-name="T9">echo $IFS</text:span> <text:s/>--&gt; will be in black, b<text:span text:style-name="T131">e</text:span>cause there are a space <text:span text:style-name="T132">by default. So we can use it to </text:span><text:s/></text:p>
      <text:p text:style-name="P219"/>
      <text:p text:style-name="P219">joaquim@DIT-LNX-00059:~$ <text:span text:style-name="T9">echo $IFS</text:span></text:p>
      <text:p text:style-name="P219"><text:tab/><text:tab/><text:tab/><text:tab/><text:tab/>-----→<text:span text:style-name="T142"> Empty space by default</text:span></text:p>
      <text:p text:style-name="P219">joaquim@DIT-LNX-00059:~$</text:p>
      <text:p text:style-name="P219"/>
      <text:p text:style-name="P219">-<text:span text:style-name="T143">Now we can create a script to display the content of another file, delimeter.txt</text:span></text:p>
      <text:p text:style-name="P219"/>
      <text:p text:style-name="P230">Content of delimeter.txt:</text:p>
      <text:p text:style-name="P326">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92">#!/bin/bash</text:p>
      <text:p text:style-name="P292"># Delimiter example using IFS</text:p>
      <text:p text:style-name="P292"/>
      <text:p text:style-name="P292">echo "Enter filename to parse: "</text:p>
      <text:p text:style-name="P292"><text:span text:style-name="T9">read</text:span> FILE</text:p>
      <text:p text:style-name="P292"/>
      <text:p text:style-name="P292">echo "Enter the Delimiter:"</text:p>
      <text:p text:style-name="P292"><text:span text:style-name="T9">read</text:span> DELIM</text:p>
      <text:p text:style-name="P292"/>
      <text:p text:style-name="P292">IFS="$DELIM"</text:p>
      <text:p text:style-name="P292"/>
      <text:p text:style-name="P292"><text:span text:style-name="T9">while</text:span> read -r CPU MEMORY DISK; do</text:p>
      <text:p text:style-name="P292"><text:s text:c="8"/>echo "CPU: $CPU"</text:p>
      <text:p text:style-name="P292"><text:s text:c="8"/>echo "Memory: $MEMORY"</text:p>
      <text:p text:style-name="P292"><text:s text:c="8"/>echo "Disk: $DISK"</text:p>
      <text:p text:style-name="P292"><text:span text:style-name="T9">done</text:span> &lt;"$FILE"</text:p>
      <text:p text:style-name="P219"/>
      <text:p text:style-name="P219"/>
      <text:p text:style-name="P204">TRAPS and SIGNALS:</text:p>
      <text:p text:style-name="P224"/>
      <text:p text:style-name="P226">To say <text:span text:style-name="T133">to </text:span>the script to not stop it with control c <text:span text:style-name="T134">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35">(control z)</text:span></text:p>
      <text:p text:style-name="P229"><text:span text:style-name="T9">SIGTSTP</text:span> <text:s text:c="2"/>Threat stop or suspend </text:p>
      <text:p text:style-name="P218"><text:soft-page-break/></text:p>
      <text:p text:style-name="P291">#!/bin/bash</text:p>
      <text:p text:style-name="P291"># Example of trapping events and limiting the shell stopping</text:p>
      <text:p text:style-name="P291"/>
      <text:p text:style-name="P316">trap <text:span text:style-name="T79">'echo " - Please Press Q to Exit.." ' </text:span>SIGINT SIGTERM SIGTSTP</text:p>
      <text:p text:style-name="P291"/>
      <text:p text:style-name="P291"><text:span text:style-name="T9">while</text:span> [ "<text:span text:style-name="T9">$CHOICE</text:span>" != "Q" ] <text:span text:style-name="T9">&amp;&amp;</text:span> [ "<text:span text:style-name="T9">$CHOICE</text:span>" != "q" ]; <text:span text:style-name="T9">do</text:span></text:p>
      <text:p text:style-name="P291"><text:s text:c="8"/>echo "MAIN MENU"</text:p>
      <text:p text:style-name="P291"><text:s text:c="8"/>echo "========="</text:p>
      <text:p text:style-name="P291"><text:s text:c="8"/>echo "1) Choice One"</text:p>
      <text:p text:style-name="P291"><text:s text:c="8"/>echo "2) Choice Two"</text:p>
      <text:p text:style-name="P291"><text:s text:c="8"/>echo "3) Choice Three"</text:p>
      <text:p text:style-name="P291"><text:s text:c="8"/>echo "Q) Quit/Exit"</text:p>
      <text:p text:style-name="P291"><text:s text:c="8"/>echo ""</text:p>
      <text:p text:style-name="P291"><text:s text:c="4"/><text:span text:style-name="T9"><text:s text:c="4"/>read </text:span>CHOICE</text:p>
      <text:p text:style-name="P291"/>
      <text:p text:style-name="P291"><text:s text:c="8"/>clear</text:p>
      <text:p text:style-name="P291">done</text:p>
      <text:p text:style-name="P291"/>
      <text:p text:style-name="P291"/>
      <text:p text:style-name="P291"/>
      <text:p text:style-name="P325">MAIN MENU</text:p>
      <text:p text:style-name="P324">=========</text:p>
      <text:p text:style-name="P324">1) Choice One</text:p>
      <text:p text:style-name="P324">2) Choice Two</text:p>
      <text:p text:style-name="P324">3) Choice Three</text:p>
      <text:p text:style-name="P324">Q) Quit/Exit</text:p>
      <text:p text:style-name="P324"/>
      <text:p text:style-name="P324">^C - Please Press Q to Exit..</text:p>
      <text:p text:style-name="P324">^Z - Please Press Q to Exit..</text:p>
      <text:p text:style-name="P324"/>
      <text:p text:style-name="P293"/>
      <text:p text:style-name="P293"/>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45">debug </text:span>it <text:span text:style-name="T144">in two ways:</text:span></text:p>
      <text:p text:style-name="P231"/>
      <text:list xml:id="list1263792345" text:style-name="L9">
        <text:list-item>
          <text:p text:style-name="P350"><text:span text:style-name="T145">Debug the</text:span> whole script: <text:span text:style-name="T9"><text:s/>bash -x </text:span>&lt;script.sh&gt; <text:s text:c="3"/>example: <text:s/>bash -x <text:s/>if_then.sh</text:p>
        </text:list-item>
        <text:list-item>
          <text:p text:style-name="P351"><text:span text:style-name="T145">Debug some parts, inside the script: <text:s text:c="3"/></text:span><text:span text:style-name="T19">set -x</text:span><text:span text:style-name="T145">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27">echo "============================================"</text:p>
      <text:p text:style-name="P324">echo "INSTRUCTIONS: Enter a number between 1 and 3"</text:p>
      <text:p text:style-name="Standard"><text:span text:style-name="T139">read</text:span><text:span text:style-name="T137"> GUESS</text:span></text:p>
      <text:p text:style-name="P324"/>
      <text:p text:style-name="Standard"><text:span text:style-name="T139">if</text:span><text:span text:style-name="T137"> [ "$GUESS" -eq "1" ] 2&gt;/dev/null ; then</text:span></text:p>
      <text:p text:style-name="P324"><text:s text:c="8"/>echo "You've typed 1"</text:p>
      <text:p text:style-name="Standard"><text:span text:style-name="T139">elif</text:span><text:span text:style-name="T137"> [ "$GUESS" -eq 2 ] 2&gt;/dev/null ; then</text:span></text:p>
      <text:p text:style-name="P324"><text:s text:c="8"/>echo "You've typed 2"</text:p>
      <text:p text:style-name="Standard"><text:span text:style-name="T139">elif</text:span><text:span text:style-name="T137"> [ "$GUESS" -eq 3 ] 2&gt;/dev/null ; then</text:span></text:p>
      <text:p text:style-name="P324"><text:s text:c="8"/>echo "You've typed 3"</text:p>
      <text:p text:style-name="P331"><text:soft-page-break/>else</text:p>
      <text:p text:style-name="P324"><text:s text:c="8"/>echo "Follow instructions please"</text:p>
      <text:p text:style-name="P324">fi</text:p>
      <text:p text:style-name="P236">Debugging the whole script</text:p>
      <text:p text:style-name="P327"/>
      <text:p text:style-name="P330">bash -x if_then.sh</text:p>
      <text:p text:style-name="P232"/>
      <text:p text:style-name="P327">+ echo ============================================</text:p>
      <text:p text:style-name="P324">============================================</text:p>
      <text:p text:style-name="P324">+ echo 'INSTRUCTIONS: Enter a number between 1 and 3'</text:p>
      <text:p text:style-name="P324">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31">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32"><text:span text:style-name="T137">+ '[' 40 -eq 3 ']' <text:s text:c="2"/>-------------------→</text:span><text:span text:style-name="T138"> <text:s/>is 40 equal to 3, NO, go next, which is </text:span><text:span text:style-name="T140">EL</text:span><text:span text:style-name="T141">SE</text:span></text:p>
      <text:p text:style-name="P324">+ echo 'Follow instructions please'</text:p>
      <text:p text:style-name="P324">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7">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50">g</text:span>s that way but we can do interesting things.</text:p>
      <text:p text:style-name="P239"/>
      <text:p text:style-name="P264">You can not create an empty function:</text:p>
      <text:p text:style-name="P240"/>
      <text:p text:style-name="P294">#!/bin/bash</text:p>
      <text:p text:style-name="P294"># simple function example</text:p>
      <text:p text:style-name="P294"/>
      <text:p text:style-name="P294">funcExample () {</text:p>
      <text:p text:style-name="P294"/>
      <text:p text:style-name="P294">}</text:p>
      <text:p text:style-name="P240"/>
      <text:p text:style-name="P240">The above will give <text:span text:style-name="T151">this</text:span> error when you run the script.</text:p>
      <text:p text:style-name="P328">./simplefunc.sh: line 6: syntax error near unexpected token `}'</text:p>
      <text:p text:style-name="P328">./simplefunc.sh: line 6: `}'</text:p>
      <text:p text:style-name="P240"/>
      <text:p text:style-name="P240"><text:span text:style-name="T9">You can put the null command :</text:span> and won’t have the error </text:p>
      <text:p text:style-name="P240"><text:soft-page-break/></text:p>
      <text:p text:style-name="P294">funcExample () {</text:p>
      <text:p text:style-name="P294"><text:s text:c="2"/><text:span text:style-name="T9"><text:s/>:</text:span></text:p>
      <text:p text:style-name="P294">}</text:p>
      <text:p text:style-name="P266">Correct function:</text:p>
      <text:p text:style-name="P294"/>
      <text:p text:style-name="P294">echo "Starting the function definition"</text:p>
      <text:p text:style-name="P294"/>
      <text:p text:style-name="P294"><text:span text:style-name="T9">funcExample</text:span> () { <text:s text:c="12"/>---------------------------------→<text:span text:style-name="T146"> you are declaring it and adding inside the commands to run</text:span></text:p>
      <text:p text:style-name="P294"><text:s/>echo "We are now INSIDE the function"</text:p>
      <text:p text:style-name="P294">}</text:p>
      <text:p text:style-name="P294"/>
      <text:p text:style-name="P317">funcExample <text:s text:c="2"/><text:span text:style-name="T79"><text:s/>------------------------→</text:span><text:span text:style-name="T85">then</text:span><text:span text:style-name="T83"> you </text:span><text:span text:style-name="T85">have to</text:span><text:span text:style-name="T83"> call the function</text:span></text:p>
      <text:p text:style-name="P297"/>
      <text:p text:style-name="P297"/>
      <text:p text:style-name="P265"><text:span text:style-name="T146">O</text:span>ne line fuction: <text:span text:style-name="T79"><text:s/>You have to use semicolon</text:span> ; <text:span text:style-name="T79">as a delimiter</text:span></text:p>
      <text:p text:style-name="P265"/>
      <text:p text:style-name="P295">echo "Starting the function definition"</text:p>
      <text:p text:style-name="P295"/>
      <text:p text:style-name="P295">funcExample () { echo "We are now INSIDE the function" <text:span text:style-name="T92">;</text:span> }</text:p>
      <text:p text:style-name="P295"/>
      <text:p text:style-name="P295">funcExample</text:p>
      <text:p text:style-name="P295"/>
      <text:p text:style-name="P295"/>
      <text:p text:style-name="P267">Structure of fuctions:</text:p>
      <text:p text:style-name="P242"/>
      <text:p text:style-name="P318"># Script or global variables</text:p>
      <text:p text:style-name="P296">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296"/>
      <text:p text:style-name="P318">#Function definition start <text:s text:c="3"/>------→<text:span text:style-name="T84"> its a good practice </text:span><text:span text:style-name="T86">to</text:span><text:span text:style-name="T84"> add notes informing about the meaning of the parts</text:span></text:p>
      <text:p text:style-name="P296"><text:tab/><text:tab/><text:tab/><text:tab/> <text:s text:c="2"/><text:span text:style-name="T149">of the script and what are they doing.</text:span><text:tab/></text:p>
      <text:p text:style-name="P296"># displays a message</text:p>
      <text:p text:style-name="P296"><text:span text:style-name="T9">functExample </text:span>() {</text:p>
      <text:p text:style-name="P296"><text:s text:c="8"/>echo "This is an example inside of the function definition"</text:p>
      <text:p text:style-name="P296">}</text:p>
      <text:p text:style-name="P296"/>
      <text:p text:style-name="P318"># Function definition stop</text:p>
      <text:p text:style-name="P296"/>
      <text:p text:style-name="P296"/>
      <text:p text:style-name="P318"># Beginning of the script</text:p>
      <text:p text:style-name="P296">echo "This is where the script starts"</text:p>
      <text:p text:style-name="P296"/>
      <text:p text:style-name="P318">functExample</text:p>
      <text:p text:style-name="P318"/>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76"><text:span text:style-name="T152">Variable </text:span>Scope <text:span text:style-name="T152">in Functions</text:span>:</text:p>
      <text:p text:style-name="P244"/>
      <text:p text:style-name="P298">#!/bin/bash</text:p>
      <text:p text:style-name="P298"># Demostratin<text:span text:style-name="T153">g</text:span> variable scope</text:p>
      <text:p text:style-name="P298"/>
      <text:p text:style-name="P298"># Global variable declaration</text:p>
      <text:p text:style-name="P298"><text:span text:style-name="T9">GLOBALVAR</text:span>="Globally Visible"</text:p>
      <text:p text:style-name="P298"/>
      <text:p text:style-name="P298"># Function definitions - start</text:p>
      <text:p text:style-name="P298"/>
      <text:p text:style-name="P298"># Simple function for function variable scope</text:p>
      <text:p text:style-name="P298"><text:span text:style-name="T9">funcExample </text:span>() {</text:p>
      <text:p text:style-name="P298"><text:s text:c="8"/># Local variable to the function</text:p>
      <text:p text:style-name="P298"><text:s text:c="8"/><text:span text:style-name="T9">LOCALVAR</text:span>="Locally Visible"</text:p>
      <text:p text:style-name="P298"><text:s text:c="8"/>echo "From whithin the function, the variable is $<text:span text:style-name="T9">LOCALVAR</text:span>..."</text:p>
      <text:p text:style-name="P298">}</text:p>
      <text:p text:style-name="P298"/>
      <text:p text:style-name="P298"># Functions definitions - Stop</text:p>
      <text:p text:style-name="P298"/>
      <text:p text:style-name="P298"># Script - Start</text:p>
      <text:p text:style-name="P298">clear</text:p>
      <text:p text:style-name="P298"/>
      <text:p text:style-name="P298">echo "This step happens first"</text:p>
      <text:p text:style-name="P298">echo ""</text:p>
      <text:p text:style-name="P298">echo "Global variable = $<text:span text:style-name="T9">GLOBALVAR</text:span> (before the function call)"</text:p>
      <text:p text:style-name="P298">echo "Local variable = $<text:span text:style-name="T9">LOCALVAR</text:span> (before the function call)"</text:p>
      <text:p text:style-name="P298">echo ""</text:p>
      <text:p text:style-name="P298">echo "Calling the function - funcExample()"</text:p>
      <text:p text:style-name="P298"/>
      <text:p text:style-name="P319">funcExample</text:p>
      <text:p text:style-name="P298"/>
      <text:p text:style-name="P298">echo ""</text:p>
      <text:p text:style-name="P298">echo "The function has been called..."</text:p>
      <text:p text:style-name="P298">echo ""</text:p>
      <text:p text:style-name="P298"/>
      <text:p text:style-name="P298"/>
      <text:p text:style-name="P298">echo "Global variable = $<text:span text:style-name="T9">GLOBALVAR</text:span> (After the function call)"</text:p>
      <text:p text:style-name="P298">echo "Local variable = $<text:span text:style-name="T9">LOCALVAR</text:span> (After the function call)"</text:p>
      <text:p text:style-name="P298"/>
      <text:p text:style-name="P298"/>
      <text:p text:style-name="P298"/>
      <text:p text:style-name="P241">You will see this when executing the script:</text:p>
      <text:p text:style-name="P244"/>
      <text:p text:style-name="P329">This step happens first</text:p>
      <text:p text:style-name="P324"/>
      <text:p text:style-name="P324">Global variable = Globally Visible (before the function call)</text:p>
      <text:p text:style-name="P324">Local variable = <text:s/>(before the function call)</text:p>
      <text:p text:style-name="P324"/>
      <text:p text:style-name="P324">Calling the function - funcExample()</text:p>
      <text:p text:style-name="P324">From whithin the function, the variable is Locally Visible...</text:p>
      <text:p text:style-name="P324"/>
      <text:p text:style-name="P324">The function has been called...</text:p>
      <text:p text:style-name="P324"/>
      <text:p text:style-name="P324">Global variable = Globally Visible (After the function call)</text:p>
      <text:p text:style-name="P324">Local variable = Locally Visible (After the function call)</text:p>
      <text:p text:style-name="P244"><text:soft-page-break/></text:p>
      <text:p text:style-name="P244"/>
      <text:p text:style-name="P244"/>
      <text:p text:style-name="P245"/>
      <text:p text:style-name="P277">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9">#!/bin/bash</text:p>
      <text:p text:style-name="P299"># This demo is for funtional parameter passing</text:p>
      <text:p text:style-name="P299"/>
      <text:p text:style-name="P299"># Global Variable</text:p>
      <text:p text:style-name="P320">USERNAME=$1 <text:s text:c="2"/>→<text:span text:style-name="T154"> </text:span><text:span text:style-name="T87">global variable, will pic</text:span><text:span text:style-name="T88">k</text:span><text:span text:style-name="T87"> the parameter passed when I’m running the script, so ./script.sh Joaquim</text:span></text:p>
      <text:p text:style-name="P299"><text:tab/><text:tab/> <text:s text:c="6"/><text:tab/><text:span text:style-name="T156">$1 says “accept a single parameter” </text:span><text:tab/><text:tab/></text:p>
      <text:p text:style-name="P299"/>
      <text:p text:style-name="P299"># Function definitions - Start</text:p>
      <text:p text:style-name="P299"/>
      <text:p text:style-name="P299"># Calculate age in days</text:p>
      <text:p text:style-name="P299">funcAgeInDays () {</text:p>
      <text:p text:style-name="P299"><text:s text:c="8"/>echo "Hello $USERNAME, You are <text:span text:style-name="T9">$1 </text:span>Years Old." <text:s text:c="4"/>→<text:span text:style-name="T155"> $1 could be $USERAGE</text:span></text:p>
      <text:p text:style-name="P300"><text:s text:c="8"/>echo "That makes you approximately `expr <text:span text:style-name="T9">$1</text:span> \* 365` days old…" <text:s text:c="4"/>→<text:span text:style-name="T155"> $1 could be $USERAGE</text:span></text:p>
      <text:p text:style-name="P299">}</text:p>
      <text:p text:style-name="P299"/>
      <text:p text:style-name="P299"># Function definitions - Stop</text:p>
      <text:p text:style-name="P299"/>
      <text:p text:style-name="P299"># Script Start</text:p>
      <text:p text:style-name="P299">clear</text:p>
      <text:p text:style-name="P299"/>
      <text:p text:style-name="P299">echo "Enter your age:"</text:p>
      <text:p text:style-name="P299">read USERAGE</text:p>
      <text:p text:style-name="P299"/>
      <text:p text:style-name="P299"># Calculate the number of days</text:p>
      <text:p text:style-name="P320">funcAgeInDays $USERAGE <text:s/></text:p>
      <text:p text:style-name="P246"/>
      <text:p text:style-name="P246"/>
      <text:p text:style-name="P268">This is the result:</text:p>
      <text:p text:style-name="P301">Enter your age:</text:p>
      <text:p text:style-name="P301">20</text:p>
      <text:p text:style-name="P301">Hello Joaquim, You are 20 Years Old.</text:p>
      <text:p text:style-name="P301">That makes you approximately 7300 days old...</text:p>
      <text:p text:style-name="P246"/>
      <text:p text:style-name="P246"/>
      <text:p text:style-name="P268">And this is the script being debugged with bash -x</text:p>
      <text:p text:style-name="P248"/>
      <text:p text:style-name="P301">+ USERNAME=Joaquim</text:p>
      <text:p text:style-name="P301">+ clear</text:p>
      <text:p text:style-name="P301">+ echo 'Enter your age:'</text:p>
      <text:p text:style-name="P301">Enter your age:</text:p>
      <text:p text:style-name="P301">+ read USERAGE</text:p>
      <text:p text:style-name="P301">20</text:p>
      <text:p text:style-name="P301">+ funcAgeInDays 20</text:p>
      <text:p text:style-name="P301">+ echo 'Hello Joaquim, You are 20 Years Old.'</text:p>
      <text:p text:style-name="P301"><text:soft-page-break/>Hello Joaquim, You are 20 Years Old.</text:p>
      <text:p text:style-name="P301">++ expr 20 '*' 365</text:p>
      <text:p text:style-name="P301">+ echo 'That makes you approximately 7300 days old...'</text:p>
      <text:p text:style-name="P301">That makes you approximately 7300 days old...</text:p>
      <text:p text:style-name="P278"/>
      <text:p text:style-name="P278">Nested Functions:</text:p>
      <text:p text:style-name="P247"/>
      <text:p text:style-name="P304">Here we have a function (funcHuman) and inside there are <text:s/>other functions <text:span text:style-name="T157">(funcMale and funcFemale)</text:span></text:p>
      <text:p text:style-name="P305">When you are calling the functions you have to call the global one, if not is not going to work.</text:p>
      <text:p text:style-name="P305"/>
      <text:p text:style-name="P247"/>
      <text:p text:style-name="P302">#!/bin/bash</text:p>
      <text:p text:style-name="P302"># Demo of nested functions and some abstraction</text:p>
      <text:p text:style-name="P302"/>
      <text:p text:style-name="P302"># Global Variable</text:p>
      <text:p text:style-name="P302">GENDER=$1</text:p>
      <text:p text:style-name="P302"/>
      <text:p text:style-name="P302"># Function Definition - Start</text:p>
      <text:p text:style-name="P302"/>
      <text:p text:style-name="P302"># Create a human being</text:p>
      <text:p text:style-name="P302"><text:span text:style-name="T9">funcHuman</text:span> () {</text:p>
      <text:p text:style-name="P302"><text:s text:c="8"/>ARMS=2</text:p>
      <text:p text:style-name="P302"><text:s text:c="8"/>LEGS=2</text:p>
      <text:p text:style-name="P302"/>
      <text:p text:style-name="P302"><text:s text:c="8"/>echo "A human have $ARMS arms and $LEGS legs, but what gender are we?"</text:p>
      <text:p text:style-name="P302"/>
      <text:p text:style-name="P302"><text:s text:c="8"/><text:span text:style-name="T9">funcMale</text:span> () {</text:p>
      <text:p text:style-name="P302"><text:s text:c="8"/>BEARD=1</text:p>
      <text:p text:style-name="P302"/>
      <text:p text:style-name="P302"><text:s text:c="8"/>echo "This man has $ARMS arms and $LEGS legs, whith $BEARD beard(s)..."</text:p>
      <text:p text:style-name="P302"><text:s text:c="8"/>echo ""</text:p>
      <text:p text:style-name="P302"><text:s text:c="8"/>}</text:p>
      <text:p text:style-name="P302"/>
      <text:p text:style-name="P302"><text:s text:c="7"/><text:span text:style-name="T9"><text:s/>funcFemale </text:span>() {</text:p>
      <text:p text:style-name="P302"><text:s text:c="8"/>BEARD=0</text:p>
      <text:p text:style-name="P302"/>
      <text:p text:style-name="P302"><text:s text:c="8"/>echo "This woman has $ARMS arms and $LEGS legs, whith $BEARD beards(s)..."</text:p>
      <text:p text:style-name="P302"><text:s text:c="8"/>echo ""</text:p>
      <text:p text:style-name="P302"><text:s text:c="8"/>}</text:p>
      <text:p text:style-name="P302">}</text:p>
      <text:p text:style-name="P302"/>
      <text:p text:style-name="P302"># Function Definitions - Stop</text:p>
      <text:p text:style-name="P302"/>
      <text:p text:style-name="P302"># Script start</text:p>
      <text:p text:style-name="P302">clear</text:p>
      <text:p text:style-name="P302">echo "Determining the characteristic of gender $GENDER"</text:p>
      <text:p text:style-name="P302">echo ""</text:p>
      <text:p text:style-name="P302"/>
      <text:p text:style-name="P302"># Determine the actuan gender and display the characteristics</text:p>
      <text:p text:style-name="P302">if [ "$GENDER" == "male" ]; then</text:p>
      <text:p text:style-name="P302"><text:s text:c="4"/><text:span text:style-name="T9"><text:s text:c="4"/>funcHuman <text:s/>→</text:span><text:span text:style-name="T20"> </text:span><text:span text:style-name="T157">you have to call first the global function if not funcMale won’t be found</text:span></text:p>
      <text:p text:style-name="P321"><text:s text:c="8"/>funcMale</text:p>
      <text:p text:style-name="P302">else</text:p>
      <text:p text:style-name="P302"><text:s text:c="6"/><text:span text:style-name="T9"><text:s text:c="2"/>funcHuman</text:span></text:p>
      <text:p text:style-name="P302"><text:s text:c="8"/>funcFemale</text:p>
      <text:p text:style-name="P303">fi</text:p>
      <text:p text:style-name="P303"/>
      <text:p text:style-name="P303"><text:soft-page-break/></text:p>
      <text:p text:style-name="P303"/>
      <text:p text:style-name="P303"/>
      <text:p text:style-name="P303"/>
      <text:p text:style-name="P269">Function return and exit:</text:p>
      <text:p text:style-name="P250"/>
      <text:p text:style-name="P306">#!/bin/bash</text:p>
      <text:p text:style-name="P306"># Demo of returning values and testing results</text:p>
      <text:p text:style-name="P306"/>
      <text:p text:style-name="P306"><text:span text:style-name="T9">#Grobal Variables</text:span> <text:s text:c="2"/>-------------------------------</text:p>
      <text:p text:style-name="P306">YES=0</text:p>
      <text:p text:style-name="P306">NO=1</text:p>
      <text:p text:style-name="P306">FIRST=$1</text:p>
      <text:p text:style-name="P306">SECOND=$2</text:p>
      <text:p text:style-name="P306">THIRD=$3</text:p>
      <text:p text:style-name="P306"/>
      <text:p text:style-name="P306"><text:span text:style-name="T9"># Function Definition - Start</text:span> -----------------------------------</text:p>
      <text:p text:style-name="P306"/>
      <text:p text:style-name="P306"># Check command line parameters passed in</text:p>
      <text:p text:style-name="P306"><text:span text:style-name="T9">funcCheckParams</text:span> () {</text:p>
      <text:p text:style-name="P306"><text:s text:c="8"/># Did we get three</text:p>
      <text:p text:style-name="P307"><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6"><text:s text:c="16"/>echo "We got three params..."</text:p>
      <text:p text:style-name="P306"><text:s text:c="16"/>return $YES</text:p>
      <text:p text:style-name="P306"><text:s text:c="8"/>else</text:p>
      <text:p text:style-name="P306"><text:s text:c="16"/>echo "We did not get three parameters..."</text:p>
      <text:p text:style-name="P306"><text:s text:c="16"/>return $NO</text:p>
      <text:p text:style-name="P306"><text:s text:c="8"/>fi</text:p>
      <text:p text:style-name="P306">}</text:p>
      <text:p text:style-name="P306"/>
      <text:p text:style-name="P306"># Function definition - Stop ------------------------------------</text:p>
      <text:p text:style-name="P306"/>
      <text:p text:style-name="P306"># <text:span text:style-name="T9">Script ----------------------- <text:s/>Start </text:span></text:p>
      <text:p text:style-name="P322">funcCheckParams</text:p>
      <text:p text:style-name="P306">RETURN_VALS=$?</text:p>
      <text:p text:style-name="P306"/>
      <text:p text:style-name="P306">if [ "$RETURN_VALS" -eq "$YES" ]; then</text:p>
      <text:p text:style-name="P306"><text:s text:c="8"/>echo "We received three params and they are:"</text:p>
      <text:p text:style-name="P306"><text:s text:c="8"/>echo "Param 1: $FIRST"</text:p>
      <text:p text:style-name="P306"><text:s text:c="8"/>echo "Param 2: $SECOND"</text:p>
      <text:p text:style-name="P306"><text:s text:c="8"/>echo "Param 3: $THIRD"</text:p>
      <text:p text:style-name="P306"><text:s text:c="8"/>echo ""</text:p>
      <text:p text:style-name="P306">else</text:p>
      <text:p text:style-name="P306"><text:s text:c="8"/>echo "Usage: returnval.sh [param1] [param2] [param3]"</text:p>
      <text:p text:style-name="P306"><text:s text:c="8"/>exit 1</text:p>
      <text:p text:style-name="P306">fi</text:p>
      <text:p text:style-name="P306"/>
      <text:p text:style-name="P306"/>
      <text:p text:style-name="P306">./returnval.sh 412341 1234123 kuytky</text:p>
      <text:p text:style-name="P306">We got three params...</text:p>
      <text:p text:style-name="P306">We received three params and they are:</text:p>
      <text:p text:style-name="P306">Param 1: 412341</text:p>
      <text:p text:style-name="P306">Param 2: 1234123</text:p>
      <text:p text:style-name="P306">Param 3: kuytky</text:p>
      <text:p text:style-name="P306"/>
      <text:p text:style-name="P306"/>
      <text:p text:style-name="P306"/>
      <text:p text:style-name="P306"><text:soft-page-break/></text:p>
      <text:p text:style-name="P306"/>
      <text:p text:style-name="P306"/>
      <text:p text:style-name="P306"/>
      <text:p text:style-name="P279">Using the infobox: <text:s/><text:span text:style-name="T158">Dialog <text:s text:c="2"/>--infobox</text:span></text:p>
      <text:p text:style-name="P308"/>
      <text:p text:style-name="P251">Install dialog:</text:p>
      <text:p text:style-name="P251">apt install dialog</text:p>
      <text:p text:style-name="P251"/>
      <text:p text:style-name="P252"><text:span text:style-name="T9">Dialog</text:span> let’s us to do GUI like applications. <text:span text:style-name="T159">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257"><text:span text:style-name="T9">Ncurses: </text:span>New curses.<text:span text:style-name="T9"> </text:span>API that allows <text:span text:style-name="T160">to develop GUI like applications that runs under the terminal.</text:span></text:p>
      <text:p text:style-name="P252"/>
      <text:p text:style-name="P259"><text:span text:style-name="T9">Examples on:</text:span> /usr/share/doc/dialog/examples</text:p>
      <text:p text:style-name="P252"/>
      <text:p text:style-name="P270">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9"> will display:</text:span></text:p>
      <text:p text:style-name="P256">Hello</text:p>
      <text:p text:style-name="P256">World</text:p>
      <text:p text:style-name="P254"/>
      <text:p text:style-name="P271">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3">--<text:span text:style-name="T22">msgbox</text:span><text:span text:style-name="T161">: Displays a box with an OK button </text:span></text:p>
      <text:p text:style-name="P256"><text:span text:style-name="T21">--i</text:span><text:span text:style-name="T9">nfobox</text:span>: Is showing a box without ok b<text:span text:style-name="T161">u</text:span>tton. <text:span text:style-name="T162">Presents a message.</text:span></text:p>
      <text:p text:style-name="P256"/>
      <text:p text:style-name="P256"/>
      <text:p text:style-name="P272">Using infobox:</text:p>
      <text:p text:style-name="P256">#!/bin/bash</text:p>
      <text:p text:style-name="P256"># Demo of a simple info box with dialog and courses</text:p>
      <text:p text:style-name="P256"/>
      <text:p text:style-name="P309">#Global Variables / default values</text:p>
      <text:p text:style-name="P309">INFOBOX=<text:span text:style-name="T9">${INFOBOX=dialog} <text:s text:c="2"/>→ Creating variable. Instead of use “dialog” we will call it using INFOBOX</text:span></text:p>
      <text:p text:style-name="P309">TITLE="Default"</text:p>
      <text:p text:style-name="P309">MESSAGE="Something to say"</text:p>
      <text:p text:style-name="P309">XCOORD=10</text:p>
      <text:p text:style-name="P309">YCOORD=20</text:p>
      <text:p text:style-name="P309"/>
      <text:p text:style-name="P309"># Function declarations - start</text:p>
      <text:p text:style-name="P309"/>
      <text:p text:style-name="P309"><text:soft-page-break/># Displain the infobox and our message</text:p>
      <text:p text:style-name="P309">funcDisplayInfobox () {</text:p>
      <text:p text:style-name="P309"><text:s text:c="8"/>$INFOBOX --title "$1" --infobox "$2" "$3" "$4" <text:s text:c="2"/>#We call the dialog</text:p>
      <text:p text:style-name="P309"><text:s text:c="8"/>sleep "$5"</text:p>
      <text:p text:style-name="P309"/>
      <text:p text:style-name="P309">}</text:p>
      <text:p text:style-name="P309"/>
      <text:p text:style-name="P309"># functions declaration - stop</text:p>
      <text:p text:style-name="P309"/>
      <text:p text:style-name="P309"/>
      <text:p text:style-name="P309"># script - start</text:p>
      <text:p text:style-name="P309"/>
      <text:p text:style-name="P309">if [ "$1" == "shutdown" ]; then</text:p>
      <text:p text:style-name="P309"><text:s text:c="8"/>funcDisplayInfobox "WARNING!!" "WE are SHOUTING DOWN the system..." "11" "21" "5"</text:p>
      <text:p text:style-name="P309"><text:s text:c="8"/>echo "Shuting Down!"</text:p>
      <text:p text:style-name="P309">else</text:p>
      <text:p text:style-name="P309"><text:s text:c="8"/>funcDisplayInfobox "Information..." "You are no doing anything fun..." "11" "21" "5"</text:p>
      <text:p text:style-name="P309"><text:s text:c="8"/>echo "You are not doing anything"</text:p>
      <text:p text:style-name="P309">fi</text:p>
      <text:p text:style-name="P309"/>
      <text:p text:style-name="P309"># Script – stop</text:p>
      <text:p text:style-name="P309"/>
      <text:p text:style-name="P309"/>
      <text:p text:style-name="P309"/>
      <text:p text:style-name="P280">Using msbox: <text:s text:c="2"/><text:span text:style-name="T163">OK button --msgbox</text:span></text:p>
      <text:p text:style-name="P258"/>
      <text:p text:style-name="P310">#!/bin/bash</text:p>
      <text:p text:style-name="P310"># Display message for confirmation. An OK button will appear.</text:p>
      <text:p text:style-name="P310"/>
      <text:p text:style-name="P310"># Global Variables</text:p>
      <text:p text:style-name="P310"><text:span text:style-name="T9">MSGBOX</text:span>=${MSGBOX=dialog}</text:p>
      <text:p text:style-name="P310"/>
      <text:p text:style-name="P310"># Function Declaration - Start</text:p>
      <text:p text:style-name="P310"/>
      <text:p text:style-name="P310"># Display the message box with our message</text:p>
      <text:p text:style-name="P310">funcMsgBox () {</text:p>
      <text:p text:style-name="P310"><text:s text:c="8"/>$<text:span text:style-name="T9">MSGBOX</text:span> --title "$1" --<text:span text:style-name="T9">msgbox</text:span> "$2" "$3" "$4"</text:p>
      <text:p text:style-name="P310">}</text:p>
      <text:p text:style-name="P310"/>
      <text:p text:style-name="P310">#Function declaration - Stop</text:p>
      <text:p text:style-name="P310"/>
      <text:p text:style-name="P310"># Script Start</text:p>
      <text:p text:style-name="P310"/>
      <text:p text:style-name="P310">if [ "$1" == "polla" ]; then</text:p>
      <text:p text:style-name="P310"><text:s text:c="8"/><text:span text:style-name="T9">funcMsgBox</text:span> "THIS is a TITLE" "Confirm \npressing ok button" "10" "20"</text:p>
      <text:p text:style-name="P310">else</text:p>
      <text:p text:style-name="P310"><text:s text:c="8"/><text:span text:style-name="T9">funcMsgBox</text:span> "This is a TITLE " "You passed the wrong command" "10" "20"</text:p>
      <text:p text:style-name="P310">fi</text:p>
      <text:p text:style-name="P310"/>
      <text:p text:style-name="P310"># Script Stop</text:p>
      <text:p text:style-name="P310"/>
      <text:p text:style-name="P310"/>
      <text:p text:style-name="P310"/>
      <text:p text:style-name="P310"/>
      <text:p text:style-name="P310"/>
      <text:p text:style-name="P310"/>
      <text:p text:style-name="P310"/>
      <text:p text:style-name="P310"/>
      <text:p text:style-name="P310"><text:soft-page-break/></text:p>
      <text:p text:style-name="P310"/>
      <text:p text:style-name="P310"/>
      <text:p text:style-name="P310"/>
      <text:p text:style-name="P310"/>
      <text:p text:style-name="P310"/>
      <text:p text:style-name="P280">Building a Menu System: <text:s/>--<text:span text:style-name="T167">menu</text:span></text:p>
      <text:p text:style-name="P310"><text:a xlink:type="simple" xlink:href="http://linuxcommand.org/lc3_adv_dialog.php" text:style-name="Internet_20_link" text:visited-style-name="Visited_20_Internet_20_Link">http://linuxcommand.org/lc3_adv_dialog.php</text:a> </text:p>
      <text:p text:style-name="P310"/>
      <text:p text:style-name="P310">#!/bin/bash</text:p>
      <text:p text:style-name="P310"># Create a dialog box that will display a menu</text:p>
      <text:p text:style-name="P310"/>
      <text:p text:style-name="P310"># Global variables /default values</text:p>
      <text:p text:style-name="P310">MENUBOX=${MENUBOX=dialog}</text:p>
      <text:p text:style-name="P310"/>
      <text:p text:style-name="P310"># Functions declaration - start</text:p>
      <text:p text:style-name="P310"/>
      <text:p text:style-name="P310"># Function to display a simple menu</text:p>
      <text:p text:style-name="P310"><text:span text:style-name="T9">funcMenu</text:span> () {</text:p>
      <text:p text:style-name="P310"><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11">} <text:s text:c="3"/></text:p>
      <text:p text:style-name="P371"/>
      <text:p text:style-name="P311"><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10"/>
      <text:p text:style-name="P310"><text:span text:style-name="T166">#</text:span>→<text:span text:style-name="T24"> 2&gt;choice.txt</text:span><text:span text:style-name="T165"> <text:s/><text:tab/>We capture what is choose or what is write to test it later. Dialog uses stdout in order to write on # the screen. We can use stdout error to capture what we are writing </text:span></text:p>
      <text:p text:style-name="P310"/>
      <text:p text:style-name="P310">The data that dialog takes in (such as a string entered into a input box) is normally returned on standard error. </text:p>
      <text:p text:style-name="P310">This is because dialog uses standard output to display text on the terminal when it is drawing the dialog box itself.</text:p>
      <text:p text:style-name="P310"/>
      <text:p text:style-name="P310"/>
      <text:p text:style-name="P310"># Functions declarations -stop</text:p>
      <text:p text:style-name="P310"/>
      <text:p text:style-name="P310"># Script start</text:p>
      <text:p text:style-name="P310"/>
      <text:p text:style-name="P323">funcMenu</text:p>
      <text:p text:style-name="P310"/>
      <text:p text:style-name="P310"><text:span text:style-name="T9">case</text:span> "`cat choice.txt`" in</text:p>
      <text:p text:style-name="P310"><text:s text:c="8"/>1) echo "Hello World";;</text:p>
      <text:p text:style-name="P310"><text:s text:c="8"/>2) echo "Goodbye World";;</text:p>
      <text:p text:style-name="P310"><text:s text:c="8"/>3) echo "Nothing";;</text:p>
      <text:p text:style-name="P310"><text:s text:c="8"/>X) echo "Exit";;</text:p>
      <text:p text:style-name="P323">esac</text:p>
      <text:p text:style-name="P310"/>
      <text:p text:style-name="P310"># Script stop</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74"><text:soft-page-break/>TR - Translate</text:p>
      <text:p text:style-name="P353"/>
      <text:p text:style-name="P352">Command line utility to translate (convert) and delete characters. </text:p>
      <text:p text:style-name="P354"/>
      <text:p text:style-name="P355">Transforms uppercase to lowercase, <text:span text:style-name="T168">squeezing (juntar) repeating characters, even the empty spaces, </text:span></text:p>
      <text:p text:style-name="P355"><text:span text:style-name="T168">deleting specific characters and basic finding and replacing stuff. </text:span></text:p>
      <text:p text:style-name="P355"/>
      <text:p text:style-name="P363">Translate lowercase to uppercase:</text:p>
      <text:p text:style-name="P355">echo "PPPPPPPPPP AAAAAAAAA pppppppp mmmmmmm" |tr "[:lower:]" "[:upper:]"</text:p>
      <text:p text:style-name="P375">PPPPPPPPPP AAAAAAAAA PPPPPPPP MMMMMMM</text:p>
      <text:p text:style-name="P363">or:</text:p>
      <text:p text:style-name="P356">echo "PPPPPPPPPP AAAAAAAAA pppppppp mmmmmmm" |tr "[a-z]" "[A-Z]"</text:p>
      <text:p text:style-name="P376">PPPPPPPPPP AAAAAAAAA PPPPPPPP MMMMMMM</text:p>
      <text:p text:style-name="P356"/>
      <text:p text:style-name="P363">Translate curly braces to parenthesis:</text:p>
      <text:p text:style-name="P356">echo "Curly braces {}" |tr '{}' '()'</text:p>
      <text:p text:style-name="P372">Curly braces ()</text:p>
      <text:p text:style-name="P356"/>
      <text:p text:style-name="P363">Translate parenthesis to curly braces:</text:p>
      <text:p text:style-name="P356">echo "Parenthesis ()" |tr <text:s/>'()' '{}'</text:p>
      <text:p text:style-name="P372">Parenthesis {}</text:p>
      <text:p text:style-name="P356"/>
      <text:p text:style-name="P364">Squeeze repetition - Remove empty spaces:</text:p>
      <text:p text:style-name="P356">echo "This <text:s text:c="13"/>is <text:s text:c="6"/>a long <text:s text:c="7"/>empty <text:s text:c="18"/>space" <text:s text:c="2"/>| tr -s ' '</text:p>
      <text:p text:style-name="P372">This is a long empty space</text:p>
      <text:p text:style-name="P356"/>
      <text:p text:style-name="P365">Remove specific character:</text:p>
      <text:p text:style-name="P356">echo "Polla pene" |tr -d "P" <text:s text:c="5"/>→<text:span text:style-name="T169"> will remove only the upper case P, not the lower one</text:span></text:p>
      <text:p text:style-name="P372">olla pene</text:p>
      <text:p text:style-name="P356"/>
      <text:p text:style-name="P366">To remove both P and p:</text:p>
      <text:p text:style-name="P357">echo "Polla pene" |tr -d "[P.p]"</text:p>
      <text:p text:style-name="P373">olla ene</text:p>
      <text:p text:style-name="P356"/>
      <text:p text:style-name="P356"/>
      <text:p text:style-name="P356"/>
      <text:p text:style-name="P358"><text:span text:style-name="T36">CUT:</text:span> Used to cut parts of a line.</text:p>
      <text:p text:style-name="P356"/>
      <text:p text:style-name="P367">Cut by bytes: <text:s/><text:span text:style-name="T89">by column -c is doing more or less the same</text:span></text:p>
      <text:p text:style-name="P358">echo "<text:span text:style-name="T9">a</text:span>b<text:span text:style-name="T9">c</text:span>d<text:span text:style-name="T9">e</text:span>fghijkl" |<text:span text:style-name="T9">cut -b 1,3,5 </text:span><text:s text:c="5"/>→ bytes 1, 3 and 5 will be displayed, a , c and e in this case</text:p>
      <text:p text:style-name="P358">ace</text:p>
      <text:p text:style-name="P356"/>
      <text:p text:style-name="P356">echo "abcdefghijkl" |<text:span text:style-name="T9">cut -b 2-5 </text:span><text:s/></text:p>
      <text:p text:style-name="P356">bcde</text:p>
      <text:p text:style-name="P356"/>
      <text:p text:style-name="P356"/>
      <text:p text:style-name="P356"/>
      <text:p text:style-name="P356"/>
      <text:p text:style-name="P356"/>
      <text:p text:style-name="P368"><text:soft-page-break/>Delimiter and Field: <text:s text:c="2"/>-d <text:s/>-f</text:p>
      <text:p text:style-name="P368"><text:span text:style-name="T79"/></text:p>
      <text:p text:style-name="P368"><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360"/>
      <text:p text:style-name="P361"><text:span text:style-name="T9">Example: </text:span>on /etc/passwd <text:s text:c="2"/>list line have 3 columns (2 spaces separated)</text:p>
      <text:p text:style-name="P360"><text:tab/>cat /etc/passwd |grep -i list</text:p>
      <text:p text:style-name="P360"/>
      <text:p text:style-name="P360"><text:tab/>list:x:38:38:Mailing <text:s text:c="3"/>List <text:s text:c="5"/>Manager:/var/list:/usr/sbin/nologin</text:p>
      <text:p text:style-name="P360"/>
      <text:p text:style-name="P369">Show me the first column:</text:p>
      <text:p text:style-name="P362"><text:tab/>cat /etc/passwd |<text:span text:style-name="T9">cut -d ' ' -f1</text:span> |grep -i list</text:p>
      <text:p text:style-name="P362"><text:tab/>list:x:38:38:Mailing</text:p>
      <text:p text:style-name="P359"/>
      <text:p text:style-name="P369">Show the second columns:</text:p>
      <text:p text:style-name="P362"><text:tab/>cat /etc/passwd |<text:span text:style-name="T9">cut -d ' ' -f2</text:span> |grep -i list</text:p>
      <text:p text:style-name="P362"><text:tab/>List</text:p>
      <text:p text:style-name="P359"/>
      <text:p text:style-name="P369">And the 3<text:span text:style-name="T170">rd</text:span> column:</text:p>
      <text:p text:style-name="P362"><text:tab/>cat /etc/passwd |<text:span text:style-name="T9">cut -d ' ' -f3</text:span> |grep -i list</text:p>
      <text:p text:style-name="P362"><text:tab/>Manager:/var/list:/usr/sbin/nologin</text:p>
      <text:p text:style-name="P359"/>
      <text:p text:style-name="P359"/>
      <text:p text:style-name="P370">Pick the PID of wf procees: </text:p>
      <text:p text:style-name="P359">wildfly_pid=`ps -elaf | grep "jboss" | grep "Server" | grep -v "grep" | <text:s/>tr -s ' ' | cut -d' ' -f4`</text:p>
      <text:p text:style-name="P359"/>
      <text:p text:style-name="P359"/>
      <text:p text:style-name="P359"/>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27T14:50:26.524402401</dc:date>
    <meta:editing-duration>P19DT4H57M31S</meta:editing-duration>
    <meta:editing-cycles>380</meta:editing-cycles>
    <meta:generator>LibreOffice/6.0.7.3$Linux_X86_64 LibreOffice_project/00m0$Build-3</meta:generator>
    <meta:document-statistic meta:table-count="0" meta:image-count="1" meta:object-count="0" meta:page-count="35" meta:paragraph-count="1021" meta:word-count="6335" meta:character-count="37737" meta:non-whitespace-character-count="30918"/>
  </office:meta>
</office:document-meta>
</file>